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0b3a" officeooo:paragraph-rsid="000e0b3a"/>
    </style:style>
    <style:style style:name="T1" style:family="text">
      <style:text-properties officeooo:rsid="000e8f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ssad 18.06.2022 itibariyle dünyadan 14 milyon insan kaçırıp yerin altındaki hapishanelerinde esir olarak tutmaktadır. Bütün devletlerin devlet başkanları ve devletin diğer kurumlarındaki ayrıca sivil halkıyla beraber dünyadan 14 milyon insan mossad tarafından kaçırılıp yeraltı hhapishanelerinde esir olarak mossad tarafından tutulmaktadırlar. İsrail devleti kendi devletindeki ajanlarının yüzünü estetik ile değiştirip diğer ülkedeki devlelerdeki makam sahibi insanlara estetik ile yüzlerini benzetmiştir. Bu şekilde israil devletindeki 5 milyon insan şuan bu şekilde diğer devletlerde yaşamaktadırlar. İsrail devletindeki 5 milyon kişi şuan estetik ile yüzünü değiştirip bütün devletlerin içinde hala insan kaçırmaya devam etmektedir. Mossad örgütünün metodları var. Bu operasyonun bu kadar gizli kalmasının sebeblerinden biri de cinlerin bu operasyonda kullanılmasıdır. Bunun birçok sebebi var ve bu konunun detaylı bir şekilde araştırılması gerekiyor. Mossad dünyadan 14 milyon insan kaçırdığı halde bu iş bunca yıl neden gizli kaldı? Bu nedenlerin tamamının araştırılmaıs gerekiyor. Ayrıca devletlerin buldukları sandkları devlet başkanları ve devletin diğer kurumlarındaki insanların tamamı aslında kaçırılmış ve o kişiler kaçırılan insanların varlığı örtbas etmek için kaçırılan kişilere benzetilmiş estetik ajanlardır. <text:span text:style-name="T1">Mossad dünyadan 14 milyon insan kaçırdığı halde neden bu kadar gizli kaldı bu kaçırılma olayları. Bunun için mossad ne tür metodlar kullanmaktadır. Çünkü bu olaylar en az 10 yıl gizli kalmaktadır ve bu metodların tamamının öğrenilmesi gerekiyor. Dünyadan 14 milyon insan kaçırıldığı halde neden bu güne kadar bu olaylar gizli kaldı ve mossad bu işi nasıl gizli tutabildi?</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8T01:13:52.464154632</meta:creation-date>
    <dc:date>2022-06-18T01:32:00.360728120</dc:date>
    <meta:editing-duration>PT12M45S</meta:editing-duration>
    <meta:editing-cycles>2</meta:editing-cycles>
    <meta:generator>LibreOffice/7.2.6.2$Linux_X86_64 LibreOffice_project/20$Build-2</meta:generator>
    <meta:document-statistic meta:table-count="0" meta:image-count="0" meta:object-count="0" meta:page-count="1" meta:paragraph-count="1" meta:word-count="224" meta:character-count="1700" meta:non-whitespace-character-count="1477"/>
  </office:meta>
</office:document-meta>
</file>